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000000" draw:fill="none" draw:fill-color="#729fcf" fo:min-height="2.134cm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color="#000000" draw:fill="none" draw:fill-color="#ffffff" fo:min-height="7.111cm"/>
    </style:style>
    <style:style style:name="gr5" style:family="graphic" style:parent-style-name="standard">
      <style:graphic-properties draw:stroke="none" svg:stroke-color="#000000" draw:fill="none" draw:fill-color="#ffffff" fo:min-height="5.689cm"/>
    </style:style>
    <style:style style:name="gr6" style:family="graphic" style:parent-style-name="standard">
      <style:graphic-properties draw:stroke="none" svg:stroke-color="#000000" draw:fill="none" draw:fill-color="#ffffff" fo:min-height="9.955cm"/>
    </style:style>
    <style:style style:name="gr7" style:family="graphic" style:parent-style-name="standard">
      <style:graphic-properties draw:stroke="none" svg:stroke-color="#000000" draw:fill="none" draw:fill-color="#ffffff" fo:min-height="5.08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34cm" svg:height="0.962cm" svg:x="3.159cm" svg:y="2.27cm">
          <draw:text-box>
            <text:p>Base System</text:p>
          </draw:text-box>
        </draw:frame>
        <draw:frame draw:style-name="gr2" draw:text-style-name="P2" draw:layer="layout" svg:width="3.556cm" svg:height="2.384cm" svg:x="2.143cm" svg:y="4.429cm">
          <draw:text-box>
            <text:p>Ubuntu:</text:p>
            <text:p>- 16.04</text:p>
            <text:p>- 18.04</text:p>
          </draw:text-box>
        </draw:frame>
        <draw:frame draw:style-name="gr3" draw:text-style-name="P1" draw:layer="layout" svg:width="3.556cm" svg:height="3.095cm" svg:x="6.842cm" svg:y="4.556cm">
          <draw:text-box>
            <text:p>OpenGL:</text:p>
            <text:p>- none</text:p>
            <text:p>- runtime</text:p>
            <text:p>- devel</text:p>
          </draw:text-box>
        </draw:frame>
        <draw:frame draw:style-name="gr4" draw:text-style-name="P1" draw:layer="layout" svg:width="4.953cm" svg:height="7.361cm" svg:x="11.287cm" svg:y="4.556cm">
          <draw:text-box>
            <text:p>CUDA:</text:p>
            <text:p>- none</text:p>
            <text:p>- 8.0-runtime</text:p>
            <text:p>- 8.0-devel</text:p>
            <text:p>- 9.0-runtime</text:p>
            <text:p>- 9.0-devel</text:p>
            <text:p>- 9.2-runtime</text:p>
            <text:p>- 9.2-devel</text:p>
            <text:p>- 10.0-runtime</text:p>
            <text:p>- 10.0-devel</text:p>
          </draw:text-box>
        </draw:frame>
        <draw:frame draw:style-name="gr5" draw:text-style-name="P1" draw:layer="layout" svg:width="4.318cm" svg:height="5.939cm" svg:x="16.24cm" svg:y="4.713cm">
          <draw:text-box>
            <text:p>CUDNN:</text:p>
            <text:p>- none</text:p>
            <text:p>- 5-runtime</text:p>
            <text:p>- 5-devel</text:p>
            <text:p>- 6-runtime</text:p>
            <text:p>- 6-devel</text:p>
            <text:p>- 7-runtime</text:p>
            <text:p>- 7-devel</text:p>
          </draw:text-box>
        </draw:frame>
        <draw:frame draw:style-name="gr6" draw:text-style-name="P1" draw:layer="layout" svg:width="7.634cm" svg:height="10.205cm" svg:x="21.066cm" svg:y="4.713cm">
          <draw:text-box>
            <text:p>ROS:</text:p>
            <text:p>- none</text:p>
            <text:p>- kinetic-ros-core</text:p>
            <text:p>- kinetic-ros-base</text:p>
            <text:p>- kinetic-robot</text:p>
            <text:p>- kinetic-perception</text:p>
            <text:p>- kinetic-desktop</text:p>
            <text:p>- kinetic-desktop-full</text:p>
            <text:p>- melodic-ros-core</text:p>
            <text:p>- melodic-ros-base</text:p>
            <text:p>- melodic-robot</text:p>
            <text:p>- melodic-perception</text:p>
            <text:p>- melodic-desktop</text:p>
            <text:p>- melodic-desktop-full</text:p>
          </draw:text-box>
        </draw:frame>
        <draw:frame draw:style-name="gr7" draw:text-style-name="P1" draw:layer="layout" svg:width="16.256cm" svg:height="5.334cm" svg:x="3.032cm" svg:y="13.573cm">
          <draw:text-box>
            <text:p>16.04 – 10.0 – 7 </text:p>
            <text:p>16.04 – 9.0 – 7 </text:p>
            <text:p>16.04 – 8.0 – 7 / 6 <text:s/>/ 5</text:p>
            <text:p/>
            <text:p>18.04 – 10.0 – 7 </text:p>
            <text:p>18.04 – 9.2 – 7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08:52:24.703523047</meta:creation-date>
    <dc:date>2019-04-17T09:58:56.766515847</dc:date>
    <meta:editing-duration>PT1H56M4S</meta:editing-duration>
    <meta:editing-cycles>4</meta:editing-cycles>
    <meta:generator>LibreOffice/5.1.6.2$Linux_X86_64 LibreOffice_project/10m0$Build-2</meta:generator>
    <meta:document-statistic meta:object-count="7"/>
  </office:meta>
</office:document-meta>
</file>